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AwareAotBeanPostProcessorTests.postProcessOnMatchingCandidateWithNes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portAwareAotBeanPostProcessorTests.postProcessOnMatching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ImportAware.setImportMetadata( AnnotationMetadata import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wareAotBeanPostProcessorTests.postProcessOnMatchingCandidateWithNo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AwareAotBeanPostProcessorTests.postProcessOnNoCandidateDoesNotInvoke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